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1" svg:font-family="Arimo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673" officeooo:paragraph-rsid="0003b673" style:font-weight-asian="bold" style:font-weight-complex="bold"/>
    </style:style>
    <style:style style:name="P2" style:family="paragraph" style:parent-style-name="Standard">
      <style:text-properties fo:font-weight="bold" officeooo:rsid="00083698" officeooo:paragraph-rsid="00083698" style:font-weight-asian="bold" style:font-weight-complex="bold"/>
    </style:style>
    <style:style style:name="P3" style:family="paragraph" style:parent-style-name="Standard">
      <style:text-properties fo:font-weight="normal" officeooo:rsid="00083698" officeooo:paragraph-rsid="0008369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E367 PS5</text:p>
      <text:p text:style-name="P2">Benjamin Cheng – 1004838045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1" svg:font-family="Arimo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mo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mo1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1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mo1" style:font-family-complex="Arimo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3T16:06:56.313172789</meta:creation-date>
    <dc:date>2020-11-17T07:45:22.451825577</dc:date>
    <meta:editing-duration>P3DT15H28M4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2" meta:word-count="5" meta:character-count="37" meta:non-whitespace-character-count="33"/>
  </office:meta>
</office:document-meta>
</file>